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37182255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ff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18225552.png" xlink:type="simple" xlink:show="embed" xlink:actuate="onLoad">
            <text:p text:style-name="P1"><text:span text:style-name="T1">DB Shom</text:span></text:p>
            <text:p text:style-name="P1"><text:span text:style-name="T2">ON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3T12:50:44.316198290</dc:date>
    <meta:editing-duration>PT8H50M52S</meta:editing-duration>
    <meta:editing-cycles>4</meta:editing-cycles>
    <meta:generator>LibreOffice/4.3.3.2$Linux_X86_64 LibreOffice_project/430m0$Build-2</meta:generator>
    <meta:document-statistic meta:object-count="1"/>
  </office:meta>
</office:document-meta>
</file>